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orphans="0" fo:widows="0"/>
    </style:style>
    <style:style style:name="P2" style:family="paragraph" style:parent-style-name="Header">
      <style:paragraph-properties fo:text-align="center" style:justify-single-word="false" fo:orphans="0" fo:widows="0"/>
      <style:text-properties fo:color="#000000" loext:opacity="100%"/>
    </style:style>
    <style:style style:name="P3" style:family="paragraph" style:parent-style-name="Normal_20__28_Web_29_">
      <loext:graphic-properties draw:fill="solid" draw:fill-color="#ffffff"/>
      <style:paragraph-properties fo:margin-top="0.476cm" fo:margin-bottom="0cm" style:contextual-spacing="false" fo:background-color="#ffffff"/>
      <style:text-properties fo:color="#777777" loext:opacity="100%" style:font-name="Calibri" fo:font-size="11pt" officeooo:rsid="0007d56c" officeooo:paragraph-rsid="0007d56c" style:font-size-asian="11pt" style:font-name-complex="Calibri1" style:font-size-complex="11pt"/>
    </style:style>
    <style:style style:name="P4" style:family="paragraph" style:parent-style-name="Standard">
      <style:text-properties fo:color="#777777" loext:opacity="100%" style:font-name="Calibri" officeooo:rsid="0007d56c" officeooo:paragraph-rsid="0007d56c" style:font-name-complex="Calibri1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text-properties fo:color="#666666" loext:opacity="100%" officeooo:rsid="0007d56c" officeooo:paragraph-rsid="0007d56c"/>
    </style:style>
    <style:style style:name="P7" style:family="paragraph" style:parent-style-name="Standard">
      <style:text-properties fo:color="#666666" loext:opacity="100%" officeooo:rsid="0009caaf" officeooo:paragraph-rsid="0009ca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officeooo:rsid="0007d56c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VALUACIÓN INICIAL –UT2</text:p>
      <text:p text:style-name="Standard"><text:span text:style-name="T1">UT2: INSTALACIÓN Y USO DE ENTORNOS DE DESARROLLO</text:span></text:p>
      <text:p text:style-name="Standard">ALUMNO:<text:tab/><text:span text:style-name="T4">Joshua Sangareau</text:span><text:tab/><text:span text:style-name="T4">1ºDAM</text:span><text:tab/><text:tab/><text:tab/><text:tab/>FECHA:<text:span text:style-name="T4">23/10/2023</text:span></text:p>
      <text:p text:style-name="Standard">Responde brevemente a las preguntas <text:span text:style-name="T1">sin usar internet.</text:span></text:p>
      <text:p text:style-name="Standard"/>
      <text:p text:style-name="Standard">1.- ¿Qué entiende por <text:span text:style-name="T1">entorno de desarrollo</text:span>?</text:p>
      <text:p text:style-name="P4">Una programa instalado sobre el programa base de programación, que contiene herramientas para facilitar la labor del programador. También tiene incluidas herramientas de compilación y ejecución del programa. Ejemplo Eclipse</text:p>
      <text:p text:style-name="Standard">2.- ¿Se pueden crear <text:span text:style-name="T1">aplicaciones sin entorno de desarrollo</text:span>? Explícalo.</text:p>
      <text:p text:style-name="P6">Si, escribiendo directamente el código fuente en el programa base. Ejemplo JAVA</text:p>
      <text:p text:style-name="Standard"/>
      <text:p text:style-name="Standard">3.- ¿En qué área de la pantalla de Eclipse se puede ver el resultado de la ejecución de un programa abierto?</text:p>
      <text:p text:style-name="P6">En la consola.</text:p>
      <text:p text:style-name="Standard">4.-¿Para qué sirve un <text:span text:style-name="T2">debugger</text:span>?</text:p>
      <text:p text:style-name="P3">Te muestra donde existen errores en el código fuente y te da posibles soluciones.</text:p>
      <text:p text:style-name="Standard">5.- ¿Para qué sirve el <text:span text:style-name="T1">control de versiones</text:span>?</text:p>
      <text:p text:style-name="P6">Para cerciorase de que el código generado va a funcionar en una u otra versión de los programas.</text:p>
      <text:p text:style-name="Standard">6.-¿Qué entiendes por <text:span text:style-name="T1">refactorización</text:span>?</text:p>
      <text:p text:style-name="Standard"/>
      <text:p text:style-name="Standard">7.-¿Es obligatorio que todo entorno debe incluir obligatoriamente un <text:span text:style-name="T1">editor de textos</text:span> orientado al lenguaje y un <text:span text:style-name="T1">compilador o un intérprete</text:span>?</text:p>
      <text:p text:style-name="P6">No es obligatorio pero suelen tenerlo.</text:p>
      <text:p text:style-name="Standard">8.-¿Sabes qué son los diagramas <text:span text:style-name="T1">UML</text:span>?</text:p>
      <text:p text:style-name="Standard"/>
      <text:p text:style-name="Standard">9.-¿Para qué sirve un <text:span text:style-name="T1">IDE</text:span>?</text:p>
      <text:p text:style-name="P7">Entorno de desarrollo integrado. Sirve para facilitar <text:s/>la labor de programación e agrupa herramientas como la interpretación o compilación de los códigos. Suele tener controlador de versiones.</text:p>
      <text:p text:style-name="Standard">10.-¿Qué es una <text:span text:style-name="T1">interfaz gráfica</text:span>? Pon un ejemplo</text:p>
      <text:p text:style-name="P6"><text:soft-page-break/>Es un software que genera una forma de comunicación entre el usuario y el hardware o software. Abstrae al usuario de la complicación de la forma en que está funcionando el hardware o software que está utilizan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6.649cm" fo:margin-left="-0.39cm" fo:margin-top="0cm" fo:margin-bottom="0cm" table:align="left" style:writing-mode="lr-tb"/>
    </style:style>
    <style:style style:name="Tabla1.A" style:family="table-column">
      <style:table-column-properties style:column-width="8.763cm"/>
    </style:style>
    <style:style style:name="Tabla1.B" style:family="table-column">
      <style:table-column-properties style:column-width="7.88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style:vertical-align="middle" fo:background-color="#ededed" fo:padding-left="0.191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orphans="0" fo:widows="0"/>
    </style:style>
    <style:style style:name="MP2" style:family="paragraph" style:parent-style-name="Header">
      <style:paragraph-properties fo:text-align="center" style:justify-single-word="false" fo:orphans="0" fo:widows="0"/>
      <style:text-properties fo:color="#000000" loext:opacity="100%"/>
    </style:style>
    <style:style style:name="MT1" style:family="text">
      <style:text-properties fo:color="#000000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text:bookmark-start text:name="_Hlk113623162"/><text:span text:style-name="MT1">Entornos de Desarrollo</text:span></text:p>
            </table:table-cell>
            <table:table-cell table:style-name="Tabla1.B1" office:value-type="string">
              <text:p text:style-name="MP2"><text:bookmark-end text:name="_Hlk113623162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ra Aguilar cabello</meta:initial-creator>
    <meta:editing-cycles>5</meta:editing-cycles>
    <meta:creation-date>2022-09-19T18:04:00</meta:creation-date>
    <dc:date>2023-10-23T19:02:23.088000000</dc:date>
    <meta:editing-duration>PT3H5M16S</meta:editing-duration>
    <meta:generator>LibreOffice/7.3.6.2$Windows_X86_64 LibreOffice_project/c28ca90fd6e1a19e189fc16c05f8f8924961e12e</meta:generator>
    <meta:document-statistic meta:table-count="1" meta:image-count="0" meta:object-count="0" meta:page-count="2" meta:paragraph-count="23" meta:word-count="269" meta:character-count="1718" meta:non-whitespace-character-count="1468"/>
    <meta:user-defined meta:name="AppVersion">16.0000</meta:user-defined>
    <meta:template xlink:type="simple" xlink:actuate="onRequest" xlink:title="Normal" xlink:href=""/>
  </office:meta>
</office:document-meta>
</file>